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20130F75726CF22D9E0.png" manifest:media-type="image/png"/>
  <manifest:file-entry manifest:full-path="Pictures/10002437000035050000350581126B116E4C72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14.75cm" fo:min-width="21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5.485cm"/>
      <style:paragraph-properties style:writing-mode="lr-tb"/>
    </style:style>
    <style:style style:name="gr5" style:family="graphic" style:parent-style-name="standard">
      <style:graphic-properties draw:stroke="none" draw:fill="none" fo:min-height="2.05cm"/>
      <style:paragraph-properties style:writing-mode="lr-tb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Ubuntu" fo:font-size="48pt" style:font-size-asian="48pt" style:font-size-complex="48pt"/>
    </style:style>
    <style:style style:name="P4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5" style:family="paragraph">
      <style:paragraph-properties fo:margin-top="0.42cm" fo:margin-bottom="0.35cm" fo:text-align="center"/>
      <style:text-properties style:font-name="Ubuntu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/>
      <style:paragraph-properties fo:margin-top="0.42cm" fo:margin-bottom="0.35cm" fo:text-align="center"/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" style:family="text">
      <style:text-properties style:font-name="Ubuntu" fo:font-size="48pt" style:font-size-asian="48pt" style:font-size-complex="48pt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5cm" svg:x="0cm" svg:y="0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7cm" svg:height="3.7cm" svg:x="2.75cm" svg:y="2.1cm">
            <draw:image xlink:href="Pictures/10002437000035050000350581126B116E4C7204.svg" xlink:type="simple" xlink:show="embed" xlink:actuate="onLoad" loext:mime-type="image/svg+xml">
              <text:p/>
            </draw:image>
            <draw:image xlink:href="Pictures/10000201000002010000020130F75726CF22D9E0.png" xlink:type="simple" xlink:show="embed" xlink:actuate="onLoad" loext:mime-type="image/png"/>
          </draw:frame>
          <draw:frame draw:style-name="gr3" draw:text-style-name="P4" draw:layer="layout" svg:width="12.4cm" svg:height="2.7cm" svg:x="6.85cm" svg:y="3cm">
            <draw:text-box>
              <text:p text:style-name="P3"><text:span text:style-name="T1">Ezra Bible App</text:span></text:p>
            </draw:text-box>
          </draw:frame>
        </draw:g>
        <draw:frame draw:style-name="gr4" draw:text-style-name="P6" draw:layer="layout" svg:width="17.3cm" svg:height="5.735cm" svg:x="2.35cm" svg:y="6.6cm">
          <draw:text-box>
            <text:p text:style-name="P5"><text:span text:style-name="T2">A modern and user-friendly Bible study app for your desktop</text:span></text:p>
            <text:p text:style-name="P5"><text:span text:style-name="T2"/></text:p>
          </draw:text-box>
        </draw:frame>
        <draw:frame draw:style-name="gr5" draw:text-style-name="P6" draw:layer="layout" svg:width="17.3cm" svg:height="2.3cm" svg:x="2.35cm" svg:y="10.9cm">
          <draw:text-box>
            <text:p text:style-name="P5"><text:span text:style-name="T2">Installing 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lein</meta:initial-creator>
    <meta:creation-date>2021-10-03T14:08:27.428417783</meta:creation-date>
    <dc:date>2021-10-03T14:18:33.727111603</dc:date>
    <dc:creator>Tobias Klein</dc:creator>
    <meta:editing-duration>PT10M7S</meta:editing-duration>
    <meta:editing-cycles>1</meta:editing-cycles>
    <meta:document-statistic meta:object-count="6"/>
    <meta:generator>LibreOffice/6.4.3.2$Linux_X86_64 LibreOffice_project/40$Build-2</meta:generator>
  </office:meta>
</office:document-meta>
</file>